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list-style-name="LFO1" style:family="paragraph">
      <style:text-properties fo:font-weight="bold" style:font-weight-asian="bold" style:font-weight-complex="bold"/>
    </style:style>
    <style:style style:name="P3" style:parent-style-name="Lijstalinea" style:list-style-name="LFO1" style:family="paragraph">
      <style:text-properties fo:font-weight="bold" style:font-weight-asian="bold" style:font-weight-complex="bold"/>
    </style:style>
    <style:style style:name="P4" style:parent-style-name="Lijstalinea" style:list-style-name="LFO1" style:family="paragraph">
      <style:text-properties fo:font-weight="bold" style:font-weight-asian="bold" style:font-weight-complex="bold"/>
    </style:style>
    <style:style style:name="P5" style:parent-style-name="Duidelijkcitaat" style:family="paragraph">
      <style:text-properties style:language-asian="nl" style:country-asian="NL"/>
    </style:style>
    <style:style style:name="P6" style:parent-style-name="Standaard" style:family="paragraph">
      <style:paragraph-properties fo:margin-bottom="0in" fo:line-height="100%"/>
      <style:text-properties style:font-name="Open Sans" style:font-name-asian="Times New Roman" style:font-name-complex="Open Sans" fo:font-weight="bold" style:font-weight-asian="bold" style:font-weight-complex="bold" fo:letter-spacing="-0.0048in" style:letter-kerning="false" style:language-asian="nl" style:country-asian="NL"/>
    </style:style>
    <style:style style:name="P7" style:parent-style-name="Standaard" style:family="paragraph">
      <style:text-properties fo:font-weight="bold" style:font-weight-asian="bold" style:font-weight-complex="bold"/>
    </style:style>
    <style:style style:name="P8" style:parent-style-name="Standaard" style:family="paragraph">
      <style:text-properties fo:font-weight="bold" style:font-weight-asian="bold" style:font-weight-complex="bold"/>
    </style:style>
    <style:style style:name="P9" style:parent-style-name="Standaard" style:family="paragraph">
      <style:text-properties fo:font-weight="bold" style:font-weight-asian="bold" style:font-weight-complex="bold"/>
    </style:style>
    <style:style style:name="P10" style:parent-style-name="Standaard" style:family="paragraph">
      <style:text-properties fo:font-weight="bold" style:font-weight-asian="bold" style:font-weight-complex="bold"/>
    </style:style>
    <style:style style:name="P11" style:parent-style-name="Standaard" style:family="paragraph">
      <style:text-properties fo:font-weight="bold" style:font-weight-asian="bold" style:font-weight-complex="bold"/>
    </style:style>
    <style:style style:name="P12" style:parent-style-name="Duidelijkcitaat" style:family="paragraph">
      <style:text-properties style:language-asian="nl" style:country-asian="NL"/>
    </style:style>
    <style:style style:name="P13" style:parent-style-name="Standaard" style:family="paragraph">
      <style:paragraph-properties fo:margin-bottom="0in" fo:line-height="100%"/>
      <style:text-properties style:font-name="Open Sans" style:font-name-asian="Times New Roman" style:font-name-complex="Open Sans" fo:font-weight="bold" style:font-weight-asian="bold" style:font-weight-complex="bold" fo:letter-spacing="-0.0048in" style:letter-kerning="false" style:language-asian="nl" style:country-asian="NL"/>
    </style:style>
    <style:style style:name="P1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15" style:parent-style-name="Standaard" style:family="paragraph">
      <style:text-properties fo:font-weight="bold" style:font-weight-asian="bold" style:font-weight-complex="bold"/>
    </style:style>
    <style:style style:name="P16" style:parent-style-name="Standaard" style:family="paragraph">
      <style:text-properties fo:font-weight="bold" style:font-weight-asian="bold" style:font-weight-complex="bold"/>
    </style:style>
    <style:style style:name="P17" style:parent-style-name="Standaard" style:family="paragraph">
      <style:text-properties fo:font-weight="bold" style:font-weight-asian="bold" style:font-weight-complex="bold"/>
    </style:style>
    <style:style style:name="P18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edragsindicatoren</text:p>
      <text:p text:style-name="Standaard"/>
      <text:p text:style-name="Duidelijkcitaat">1. Methodisch handelen</text:p>
      <text:list text:style-name="LFO1" text:continue-numbering="true">
        <text:list-item>
          <text:list>
            <text:list-item>
              <text:list>
                <text:list-item>
                  <text:p text:style-name="P2">Volgt binnen projecten de aangeboden fasering van de development-lifecycle.</text:p>
                </text:list-item>
              </text:list>
            </text:list-item>
          </text:list>
        </text:list-item>
      </text:list>
      <text:p text:style-name="Standaard">Volg de stappen van de development live cirkel in je project in meerdere interaties</text:p>
      <text:p text:style-name="Standaard"/>
      <text:list text:style-name="LFO1" text:continue-numbering="true">
        <text:list-item>
          <text:list>
            <text:list-item>
              <text:list>
                <text:list-item>
                  <text:p text:style-name="P3">Past aangeboden principes en standaarden op het gebied van frontend design en development toe voor een opdrachtgever.</text:p>
                </text:list-item>
              </text:list>
            </text:list-item>
          </text:list>
        </text:list-item>
      </text:list>
      <text:p text:style-name="Standaard">Tijdens het project werk je<text:s/>volgens de juiste regels van de code<text:s/></text:p>
      <text:p text:style-name="Standaard">Past de princiepes en standaarden die behandeld zijn in de les juist toe in een project.</text:p>
      <text:p text:style-name="Standaard"/>
      <text:list text:style-name="LFO1" text:continue-numbering="true">
        <text:list-item>
          <text:list>
            <text:list-item>
              <text:list>
                <text:list-item>
                  <text:p text:style-name="P4">Benoemt belangen van eindgebruikers, valideert door middel van testen en verwerkt testresultaten.</text:p>
                </text:list-item>
              </text:list>
            </text:list-item>
          </text:list>
        </text:list-item>
      </text:list>
      <text:p text:style-name="Standaard">Je denkt na over de behoeftes van de eindgebruiker en test je site of je de behoeftes tegemoet bent gekomen.</text:p>
      <text:p text:style-name="Standaard"/>
      <text:p text:style-name="Standaard"/>
      <text:p text:style-name="P5">2. Samenwerken</text:p>
      <text:p text:style-name="P6"/>
      <text:p text:style-name="P7">1.2.1 Werkt samen en laat zich hierbij begeleiden.</text:p>
      <text:p text:style-name="Standaard">Kan in een team werken, vragen om hulp wanneer dat nodig is en kan omgaan met feedback.</text:p>
      <text:p text:style-name="Standaard"/>
      <text:p text:style-name="P8">1.2.2 Draagt verantwoording voor eigen resultaten, geeft feedback binnen de squad en verwerkt ontvangen feedback.</text:p>
      <text:soft-page-break/>
      <text:p text:style-name="Standaard">Kan gekregen taken zelfstandig voltooien, feedback verwerken en/of meenemen voor in de toekomst.</text:p>
      <text:p text:style-name="Standaard"/>
      <text:p text:style-name="Standaard"/>
      <text:p text:style-name="Duidelijkcitaat">3. Communiceren</text:p>
      <text:p text:style-name="P9">1.3.1 Luistert naar wat een ander zegt en neemt dit serieus.</text:p>
      <text:p text:style-name="Standaard">Je kan feedback van andere serieus nemen en begrijpen waar ze vandaan komen</text:p>
      <text:p text:style-name="Standaard"/>
      <text:p text:style-name="P10">1.3.2 Kan binnen de squad ontwerpkeuzes, eigen ideeën en producten begrijpelijk verwoorden.</text:p>
      <text:p text:style-name="Standaard">Kan duidelijk uitleggen waarom je bepaalde dingen op een bepaalde manier hebt gedaan en waarom het past bij het product.</text:p>
      <text:p text:style-name="Standaard"/>
      <text:p text:style-name="P11">1.3.3 Documenteert volgens aangeboden richtlijnen en houdt voortgang bij.</text:p>
      <text:p text:style-name="Standaard">Kan tijdens een project voortgang bijhouden volgens de richtlijnen en dit duidelijk documenteren door bijvoorbeeld de daily checkout.</text:p>
      <text:p text:style-name="Standaard"/>
      <text:p text:style-name="Standaard"/>
      <text:p text:style-name="P12">4. Probleemoplossend vermogen</text:p>
      <text:p text:style-name="P13"/>
      <text:p text:style-name="P14">1.4.1 Analyseert een vraag en volgt de aangeboden oplossingsrichting.</text:p>
      <text:p text:style-name="Standaard">Kan aan de hand van een debriefing een oplossing bieden in het ontwerp.</text:p>
      <text:p text:style-name="Standaard"/>
      <text:p text:style-name="P15">1.4.2 Schetst om gedachten en processen te verkennen.</text:p>
      <text:p text:style-name="Standaard">Je kan schetsen maken als een manier om processen te verkennen en ideeën te bedenken.</text:p>
      <text:p text:style-name="Standaard"/>
      <text:soft-page-break/>
      <text:p text:style-name="P16">1.4.3 Bedenkt en implementeert eenvoudige frontend code en gebruikt daarbij de fundamentele principes van het web.</text:p>
      <text:p text:style-name="Standaard">Kan aan de hand van HTML, CSS en een beetje javascript een eenvoudige code schrijven rekeninghoudend met de standaarden van het web.</text:p>
      <text:p text:style-name="Standaard"/>
      <text:p text:style-name="Standaard"/>
      <text:p text:style-name="P17"/>
      <text:p text:style-name="Duidelijkcitaat">5. Lerend vermogen</text:p>
      <text:p text:style-name="P18">1.5.2 Maakt aangeboden en zelf gevonden materie eigen en gebruikt dit bij leertaken</text:p>
      <text:p text:style-name="Standaard">Je kan de aangeboden lesstof toepassen in de oprachten.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ouk de Rooij</meta:initial-creator>
    <dc:creator>Anouk de Rooij</dc:creator>
    <meta:creation-date>2024-10-25T08:25:00Z</meta:creation-date>
    <dc:date>2024-10-25T09:01:00Z</dc:date>
    <meta:template xlink:href="Normal" xlink:type="simple"/>
    <meta:editing-cycles>2</meta:editing-cycles>
    <meta:editing-duration>PT2160S</meta:editing-duration>
    <meta:document-statistic meta:page-count="3" meta:paragraph-count="4" meta:word-count="363" meta:character-count="2358" meta:row-count="16" meta:non-whitespace-character-count="1999"/>
  </office:meta>
</office:document-meta>
</file>